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min-height="0.935cm" fo:min-width="0.637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.545cm" fo:min-width="1.152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16pt" fo:font-weight="bold"/>
    </style:style>
    <style:style style:name="T6" style:family="text">
      <style:text-properties fo:font-size="16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11.461cm" svg:height="5.924cm" svg:x="16.033cm" svg:y="0.978cm">
          <text:p text:style-name="P6"/>
        </draw:rect>
        <draw:rect draw:style-name="gr1" draw:text-style-name="P1" draw:layer="layout" svg:width="12.883cm" svg:height="7.827cm" svg:x="2.704cm" svg:y="13.678cm">
          <text:p text:style-name="P6"/>
        </draw:rect>
        <draw:rect draw:style-name="gr1" draw:text-style-name="P1" draw:layer="layout" svg:width="12.826cm" svg:height="5.924cm" svg:x="2.761cm" svg:y="7.278cm">
          <text:p text:style-name="P6"/>
        </draw:rect>
        <draw:rect draw:style-name="gr1" draw:text-style-name="P1" draw:layer="layout" svg:width="12.826cm" svg:height="5.924cm" svg:x="2.761cm" svg:y="0.978cm">
          <text:p text:style-name="P6"/>
        </draw:rect>
        <draw:custom-shape draw:style-name="gr2" draw:text-style-name="P3" draw:layer="layout" svg:width="1.137cm" svg:height="1.195cm" svg:x="2.892cm" svg:y="1.089cm">
          <text:p text:style-name="P2"><text:span text:style-name="T1">A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0.737cm" svg:height="0.737cm" svg:x="5.594cm" svg:y="3.5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331cm" svg:y1="3.899cm" svg:x2="7.562cm" svg:y2="3.899cm">
          <text:p text:style-name="P6"/>
        </draw:line>
        <draw:custom-shape draw:style-name="gr3" draw:text-style-name="P4" draw:layer="layout" svg:width="0.736cm" svg:height="0.737cm" svg:x="7.562cm" svg:y="3.5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304cm" svg:y1="3.899cm" svg:x2="9.534cm" svg:y2="3.899cm">
          <text:p text:style-name="P6"/>
        </draw:line>
        <draw:custom-shape draw:style-name="gr3" draw:text-style-name="P4" draw:layer="layout" svg:width="0.737cm" svg:height="0.737cm" svg:x="9.534cm" svg:y="3.5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309cm" svg:y1="4.276cm" svg:x2="9.48cm" svg:y2="5.462cm">
          <text:p text:style-name="P6"/>
        </draw:line>
        <draw:line draw:style-name="gr4" draw:text-style-name="P5" draw:layer="layout" svg:x1="8.298cm" svg:y1="3.523cm" svg:x2="9.485cm" svg:y2="2.341cm">
          <text:p text:style-name="P6"/>
        </draw:line>
        <draw:custom-shape draw:style-name="gr3" draw:text-style-name="P4" draw:layer="layout" svg:width="0.737cm" svg:height="0.736cm" svg:x="9.534cm" svg:y="5.068cm"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37cm" svg:height="0.737cm" svg:x="9.534cm" svg:y="1.95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37cm" svg:height="0.737cm" svg:x="5.995cm" svg:y="10.027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732cm" svg:y1="10.398cm" svg:x2="7.963cm" svg:y2="10.398cm">
          <text:p text:style-name="P6"/>
        </draw:line>
        <draw:custom-shape draw:style-name="gr3" draw:text-style-name="P4" draw:layer="layout" svg:width="0.736cm" svg:height="0.737cm" svg:x="7.963cm" svg:y="10.027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99cm" svg:y1="10.398cm" svg:x2="10.529cm" svg:y2="10.398cm">
          <text:p text:style-name="P6"/>
        </draw:line>
        <draw:custom-shape draw:style-name="gr6" draw:text-style-name="P4" draw:layer="layout" svg:width="4.049cm" svg:height="1.967cm" svg:x="5.257cm" svg:y="9.409cm">
          <text:p text:style-name="P6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737cm" svg:height="0.737cm" svg:x="3.294cm" svg:y="10.029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031cm" svg:y1="10.4cm" svg:x2="5.262cm" svg:y2="10.4cm">
          <text:p text:style-name="P6"/>
        </draw:line>
        <draw:custom-shape draw:style-name="gr3" draw:text-style-name="P4" draw:layer="layout" svg:width="0.737cm" svg:height="0.737cm" svg:x="10.595cm" svg:y="10.0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332cm" svg:y1="10.399cm" svg:x2="12.563cm" svg:y2="10.399cm">
          <text:p text:style-name="P6"/>
        </draw:line>
        <draw:custom-shape draw:style-name="gr3" draw:text-style-name="P4" draw:layer="layout" svg:width="0.736cm" svg:height="0.737cm" svg:x="12.563cm" svg:y="10.0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305cm" svg:y1="10.399cm" svg:x2="14.535cm" svg:y2="10.399cm">
          <text:p text:style-name="P6"/>
        </draw:line>
        <draw:custom-shape draw:style-name="gr3" draw:text-style-name="P4" draw:layer="layout" svg:width="0.737cm" svg:height="0.737cm" svg:x="14.535cm" svg:y="10.0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31cm" svg:y1="10.776cm" svg:x2="14.481cm" svg:y2="11.962cm">
          <text:p text:style-name="P6"/>
        </draw:line>
        <draw:line draw:style-name="gr4" draw:text-style-name="P5" draw:layer="layout" svg:x1="13.299cm" svg:y1="10.023cm" svg:x2="14.486cm" svg:y2="8.841cm">
          <text:p text:style-name="P6"/>
        </draw:line>
        <draw:custom-shape draw:style-name="gr3" draw:text-style-name="P4" draw:layer="layout" svg:width="0.737cm" svg:height="0.736cm" svg:x="14.535cm" svg:y="11.568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37cm" svg:height="0.737cm" svg:x="14.535cm" svg:y="8.45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37cm" svg:height="0.737cm" svg:x="5.995cm" svg:y="16.127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732cm" svg:y1="16.498cm" svg:x2="7.963cm" svg:y2="16.498cm">
          <text:p text:style-name="P6"/>
        </draw:line>
        <draw:custom-shape draw:style-name="gr3" draw:text-style-name="P4" draw:layer="layout" svg:width="0.736cm" svg:height="0.737cm" svg:x="7.963cm" svg:y="16.127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99cm" svg:y1="17.498cm" svg:x2="10.529cm" svg:y2="17.498cm">
          <text:p text:style-name="P6"/>
        </draw:line>
        <draw:custom-shape draw:style-name="gr6" draw:text-style-name="P4" draw:layer="layout" svg:width="4.049cm" svg:height="1.967cm" svg:x="5.257cm" svg:y="16.509cm">
          <text:p text:style-name="P6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737cm" svg:height="0.737cm" svg:x="3.294cm" svg:y="17.129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031cm" svg:y1="17.5cm" svg:x2="5.262cm" svg:y2="17.5cm">
          <text:p text:style-name="P6"/>
        </draw:line>
        <draw:custom-shape draw:style-name="gr3" draw:text-style-name="P4" draw:layer="layout" svg:width="0.737cm" svg:height="0.737cm" svg:x="10.595cm" svg:y="17.1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332cm" svg:y1="17.499cm" svg:x2="12.563cm" svg:y2="17.499cm">
          <text:p text:style-name="P6"/>
        </draw:line>
        <draw:custom-shape draw:style-name="gr3" draw:text-style-name="P4" draw:layer="layout" svg:width="0.736cm" svg:height="0.737cm" svg:x="12.563cm" svg:y="17.1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305cm" svg:y1="17.499cm" svg:x2="14.535cm" svg:y2="17.499cm">
          <text:p text:style-name="P6"/>
        </draw:line>
        <draw:custom-shape draw:style-name="gr3" draw:text-style-name="P4" draw:layer="layout" svg:width="0.737cm" svg:height="0.737cm" svg:x="14.535cm" svg:y="17.1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31cm" svg:y1="17.876cm" svg:x2="14.481cm" svg:y2="19.062cm">
          <text:p text:style-name="P6"/>
        </draw:line>
        <draw:line draw:style-name="gr4" draw:text-style-name="P5" draw:layer="layout" svg:x1="13.299cm" svg:y1="17.123cm" svg:x2="14.486cm" svg:y2="15.941cm">
          <text:p text:style-name="P6"/>
        </draw:line>
        <draw:custom-shape draw:style-name="gr3" draw:text-style-name="P4" draw:layer="layout" svg:width="0.737cm" svg:height="0.736cm" svg:x="14.535cm" svg:y="18.668cm"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37cm" svg:height="0.737cm" svg:x="14.535cm" svg:y="15.55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36cm" svg:height="0.737cm" svg:x="5.964cm" svg:y="17.7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706cm" svg:y1="18.099cm" svg:x2="7.936cm" svg:y2="18.099cm">
          <text:p text:style-name="P6"/>
        </draw:line>
        <draw:custom-shape draw:style-name="gr3" draw:text-style-name="P4" draw:layer="layout" svg:width="0.737cm" svg:height="0.737cm" svg:x="7.936cm" svg:y="17.72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711cm" svg:y1="18.476cm" svg:x2="7.882cm" svg:y2="19.662cm">
          <text:p text:style-name="P6"/>
        </draw:line>
        <draw:custom-shape draw:style-name="gr3" draw:text-style-name="P4" draw:layer="layout" svg:width="0.737cm" svg:height="0.736cm" svg:x="7.936cm" svg:y="19.268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52cm" svg:height="0.805cm" svg:x="9.162cm" svg:y="11.295cm">
          <text:p text:style-name="P2"><text:span text:style-name="T2">n - 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137cm" svg:height="1.195cm" svg:x="2.892cm" svg:y="14.064cm">
          <text:p text:style-name="P2"><text:span text:style-name="T1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137cm" svg:height="1.195cm" svg:x="2.892cm" svg:y="7.59cm">
          <text:p text:style-name="P2"><text:span text:style-name="T1">B</text:span></text:p>
          <draw:enhanced-geometry svg:viewBox="0 0 21600 21600" draw:type="mso-spt202" draw:enhanced-path="M 0 0 L 21600 0 21600 21600 0 21600 0 0 Z N"/>
        </draw:custom-shape>
        <draw:frame draw:style-name="gr8" draw:layer="layout" svg:width="3.495cm" svg:height="1.673cm" svg:x="5.537cm" svg:y="14.221cm">
          <draw:text-box>
            <text:p text:style-name="P6">Alternative</text:p>
            <text:p text:style-name="P6">subgraphs</text:p>
          </draw:text-box>
        </draw:frame>
        <draw:frame draw:style-name="gr8" draw:layer="layout" svg:width="4.761cm" svg:height="1.673cm" svg:x="5.023cm" svg:y="7.365cm">
          <draw:text-box>
            <text:p text:style-name="P6">Repeating unit </text:p>
            <text:p text:style-name="P6">as subgraph</text:p>
          </draw:text-box>
        </draw:frame>
        <draw:frame draw:style-name="gr8" draw:layer="layout" svg:width="3.935cm" svg:height="5.228cm" svg:x="16.146cm" svg:y="1.092cm">
          <draw:text-box>
            <text:p text:style-name="P6"><text:span text:style-name="T3">RES</text:span></text:p>
            <text:p text:style-name="P6">1b:...</text:p>
            <text:p text:style-name="P6">2b:...</text:p>
            <text:p text:style-name="P6"><text:span text:style-name="T3">LIN</text:span></text:p>
            <text:p text:style-name="P6">1:1o(4+1)2d</text:p>
            <text:p text:style-name="P6">2:2d(2+1)2n</text:p>
            <text:p text:style-name="P6">...</text:p>
          </draw:text-box>
        </draw:frame>
        <draw:frame draw:style-name="gr8" draw:layer="layout" svg:width="3.774cm" svg:height="3.095cm" svg:x="23.546cm" svg:y="2.103cm">
          <draw:text-box>
            <text:p text:style-name="P6">Adjaceny</text:p>
            <text:p text:style-name="P6">list</text:p>
            <text:p text:style-name="P6">(connection</text:p>
            <text:p text:style-name="P6">table)</text:p>
          </draw:text-box>
        </draw:frame>
        <draw:rect draw:style-name="gr1" draw:text-style-name="P1" draw:layer="layout" svg:width="11.461cm" svg:height="5.924cm" svg:x="16.034cm" svg:y="7.279cm">
          <text:p text:style-name="P6"/>
        </draw:rect>
        <draw:frame draw:style-name="gr8" draw:layer="layout" svg:width="4.469cm" svg:height="5.228cm" svg:x="16.147cm" svg:y="7.393cm">
          <draw:text-box>
            <text:p text:style-name="P6"><text:span text:style-name="T3">RES</text:span></text:p>
            <text:p text:style-name="P6">1b:...</text:p>
            <text:p text:style-name="P6"><text:span text:style-name="T3">LIN</text:span></text:p>
            <text:p text:style-name="P6">1:1o(4+1)2d...</text:p>
            <text:p text:style-name="P6"><text:span text:style-name="T3">REP1</text:span></text:p>
            <text:p text:style-name="P6"><text:span text:style-name="T3"><text:tab/></text:span><text:span text:style-name="T3">RES</text:span><text:span text:style-name="T4">...</text:span></text:p>
            <text:p text:style-name="P6"><text:span text:style-name="T3"><text:tab/></text:span><text:span text:style-name="T3">LIN</text:span><text:span text:style-name="T4">...</text:span></text:p>
          </draw:text-box>
        </draw:frame>
        <draw:frame draw:style-name="gr8" draw:layer="layout" svg:width="4.058cm" svg:height="3.095cm" svg:x="23.547cm" svg:y="8.404cm">
          <draw:text-box>
            <text:p text:style-name="P6">Subgraph</text:p>
            <text:p text:style-name="P6">mechanism</text:p>
            <text:p text:style-name="P6">for repeating</text:p>
            <text:p text:style-name="P6">units</text:p>
          </draw:text-box>
        </draw:frame>
        <draw:rect draw:style-name="gr1" draw:text-style-name="P1" draw:layer="layout" svg:width="11.461cm" svg:height="7.833cm" svg:x="16.035cm" svg:y="13.679cm">
          <text:p text:style-name="P6"/>
        </draw:rect>
        <draw:frame draw:style-name="gr8" draw:layer="layout" svg:width="5.502cm" svg:height="8.279cm" svg:x="16.148cm" svg:y="13.793cm">
          <draw:text-box>
            <text:p text:style-name="P6"><text:span text:style-name="T3">RES</text:span></text:p>
            <text:p text:style-name="P6">1b:...</text:p>
            <text:p text:style-name="P6"><text:span text:style-name="T3">LIN</text:span></text:p>
            <text:p text:style-name="P6">1:1o(4+1)2d...</text:p>
            <text:p text:style-name="P6"><text:span text:style-name="T3">ALT1</text:span></text:p>
            <text:p text:style-name="P6"><text:span text:style-name="T3"><text:tab/></text:span><text:span text:style-name="T5">ALTSUB1</text:span><text:span text:style-name="T6">...</text:span></text:p>
            <text:p text:style-name="P6"><text:span text:style-name="T5"><text:tab/></text:span><text:span text:style-name="T5"><text:tab/></text:span><text:span text:style-name="T5">RES</text:span><text:span text:style-name="T6">...</text:span></text:p>
            <text:p text:style-name="P6"><text:span text:style-name="T5"><text:tab/></text:span><text:span text:style-name="T5"><text:tab/></text:span><text:span text:style-name="T5">LIN</text:span><text:span text:style-name="T6">...</text:span><text:span text:style-name="T6"><text:tab/></text:span></text:p>
            <text:p text:style-name="P6"><text:span text:style-name="T5"><text:tab/></text:span><text:span text:style-name="T5">ALTSUB2</text:span><text:span text:style-name="T6">...</text:span></text:p>
            <text:p text:style-name="P6"><text:span text:style-name="T5"><text:tab/></text:span><text:span text:style-name="T5"><text:tab/></text:span><text:span text:style-name="T5">RES</text:span><text:span text:style-name="T6">...</text:span></text:p>
            <text:p text:style-name="P6"><text:span text:style-name="T5"><text:tab/></text:span><text:span text:style-name="T5"><text:tab/></text:span><text:span text:style-name="T5">LIN</text:span><text:span text:style-name="T6">.</text:span></text:p>
            <text:p text:style-name="P6"><text:span text:style-name="T6"><text:tab/></text:span></text:p>
          </draw:text-box>
        </draw:frame>
        <draw:frame draw:style-name="gr8" draw:layer="layout" svg:width="4.342cm" svg:height="3.095cm" svg:x="23.548cm" svg:y="14.804cm">
          <draw:text-box>
            <text:p text:style-name="P6">Subgraph</text:p>
            <text:p text:style-name="P6">mechanism</text:p>
            <text:p text:style-name="P6">for alternative</text:p>
            <text:p text:style-name="P6">subgraphs</text:p>
          </draw:text-box>
        </draw:frame>
        <presentation:notes draw:style-name="dp2">
          <draw:page-thumbnail draw:style-name="gr9" draw:layer="layout" svg:width="14.848cm" svg:height="11.135cm" svg:x="3.07cm" svg:y="2.257cm" draw:page-number="1" presentation:class="page"/>
          <draw:frame presentation:style-name="pr1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0T12:18:22</meta:creation-date>
    <dc:date>2007-04-20T13:10:03</dc:date>
    <dc:language>de-DE</dc:language>
    <meta:editing-cycles>10</meta:editing-cycles>
    <meta:editing-duration>PT51M48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